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draw:rect draw:style-name="gr1" draw:text-style-name="P2" draw:layer="layout" svg:width="3cm" svg:height="6.5cm" svg:x="6.5cm" svg:y="1.5cm">
          <text:p text:style-name="P1"><text:span text:style-name="T1"/></text:p>
          <text:p text:style-name="P1"><text:span text:style-name="T1">ALBUM</text:span></text:p>
          <text:p text:style-name="P1"><text:span text:style-name="T2">album</text:span></text:p>
          <text:p text:style-name="P1"><text:span text:style-name="T3">name_en</text:span></text:p>
          <text:p text:style-name="P1"><text:span text:style-name="T3">name_fi</text:span></text:p>
          <text:p text:style-name="P1"><text:span text:style-name="T3">origined</text:span></text:p>
          <text:p text:style-name="P1"><text:span text:style-name="T3">created</text:span></text:p>
          <text:p text:style-name="P1"><text:span text:style-name="T3">modified</text:span></text:p>
          <text:p text:style-name="P1"><text:span text:style-name="T3">location_en</text:span></text:p>
          <text:p text:style-name="P1"><text:span text:style-name="T3">location_fi</text:span></text:p>
          <text:p text:style-name="P1"><text:span text:style-name="T3">country</text:span></text:p>
          <text:p text:style-name="P1"><text:span text:style-name="T3"/></text:p>
        </draw:rect>
        <draw:rect draw:style-name="gr1" draw:text-style-name="P2" draw:layer="layout" svg:width="2cm" svg:height="3cm" svg:x="9cm" svg:y="11cm">
          <text:p text:style-name="P1"><text:span text:style-name="T1">SNIP</text:span></text:p>
          <text:p text:style-name="P1"><text:span text:style-name="T4">album</text:span></text:p>
          <text:p text:style-name="P1"><text:span text:style-name="T4">n</text:span></text:p>
          <text:p text:style-name="P1"><text:span text:style-name="T4">p</text:span></text:p>
          <text:p text:style-name="P1"><text:span text:style-name="T5">sid</text:span></text:p>
        </draw:rect>
        <draw:rect draw:style-name="gr1" draw:text-style-name="P2" draw:layer="layout" svg:width="2cm" svg:height="2.5cm" svg:x="1.5cm" svg:y="9cm">
          <text:p text:style-name="P1"><text:span text:style-name="T1">PRI</text:span></text:p>
          <text:p text:style-name="P1"><text:span text:style-name="T6">pid</text:span></text:p>
          <text:p text:style-name="P1"><text:span text:style-name="T4">pri</text:span></text:p>
          <text:p text:style-name="P1"><text:span text:style-name="T5">sort</text:span></text:p>
        </draw:rect>
        <draw:rect draw:style-name="gr1" draw:text-style-name="P2" draw:layer="layout" svg:width="2.5cm" svg:height="3.5cm" svg:x="16cm" svg:y="1.5cm">
          <text:p text:style-name="P1"><text:span text:style-name="T1">FEXIF</text:span></text:p>
          <text:p text:style-name="P1"><text:span text:style-name="T6">album</text:span></text:p>
          <text:p text:style-name="P1"><text:span text:style-name="T6">n</text:span></text:p>
          <text:p text:style-name="P1"><text:span text:style-name="T3">key</text:span></text:p>
          <text:p text:style-name="P1"><text:span text:style-name="T3">value</text:span></text:p>
        </draw:rect>
        <draw:rect draw:style-name="gr1" draw:text-style-name="P2" draw:layer="layout" svg:width="3cm" svg:height="6cm" svg:x="11cm" svg:y="1.5cm">
          <text:p text:style-name="P1"><text:span text:style-name="T1">PHOTO</text:span></text:p>
          <text:p text:style-name="P1"><text:span text:style-name="T6">album</text:span></text:p>
          <text:p text:style-name="P1"><text:span text:style-name="T2">n</text:span></text:p>
          <text:p text:style-name="P1"><text:span text:style-name="T7">file</text:span></text:p>
          <text:p text:style-name="P1"><text:span text:style-name="T3">width_hr</text:span></text:p>
          <text:p text:style-name="P1"><text:span text:style-name="T3">height_hr</text:span></text:p>
          <text:p text:style-name="P1"><text:span text:style-name="T3">bytes_hr</text:span></text:p>
          <text:p text:style-name="P1"><text:span text:style-name="T3">width_lr</text:span></text:p>
          <text:p text:style-name="P1"><text:span text:style-name="T3">height_lr</text:span></text:p>
          <text:p text:style-name="P1"><text:span text:style-name="T3">bytes_lr</text:span></text:p>
        </draw:rect>
        <draw:rect draw:style-name="gr1" draw:text-style-name="P2" draw:layer="layout" svg:width="3cm" svg:height="3cm" svg:x="1.5cm" svg:y="1.5cm">
          <text:p text:style-name="P1"><text:span text:style-name="T1">ORG</text:span></text:p>
          <text:p text:style-name="P1"><text:span text:style-name="T4">album</text:span></text:p>
          <text:p text:style-name="P1"><text:span text:style-name="T3">org_en</text:span></text:p>
          <text:p text:style-name="P1"><text:span text:style-name="T3">org_fi</text:span></text:p>
        </draw:rect>
        <draw:rect draw:style-name="gr1" draw:text-style-name="P2" draw:layer="layout" svg:width="3cm" svg:height="3cm" svg:x="1.5cm" svg:y="5cm">
          <text:p text:style-name="P1"><text:span text:style-name="T1">UMB</text:span></text:p>
          <text:p text:style-name="P1"><text:span text:style-name="T4">album</text:span></text:p>
          <text:p text:style-name="P1"><text:span text:style-name="T3">umb_en</text:span></text:p>
          <text:p text:style-name="P1"><text:span text:style-name="T3">umb_fi</text:span></text:p>
        </draw:rect>
        <draw:rect draw:style-name="gr1" draw:text-style-name="P2" draw:layer="layout" svg:width="2.5cm" svg:height="4.5cm" svg:x="5cm" svg:y="9cm">
          <text:p text:style-name="P1"><text:span text:style-name="T1">SEC</text:span></text:p>
          <text:p text:style-name="P1"><text:span text:style-name="T6">sid</text:span></text:p>
          <text:p text:style-name="P1"><text:span text:style-name="T4">pid</text:span></text:p>
          <text:p text:style-name="P1"><text:span text:style-name="T4">sec_en</text:span></text:p>
          <text:p text:style-name="P1"><text:span text:style-name="T4">sort_en</text:span></text:p>
          <text:p text:style-name="P1"><text:span text:style-name="T4">sec_fi</text:span></text:p>
          <text:p text:style-name="P1"><text:span text:style-name="T5">sort_fi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6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6">class</text:span></text:p>
          <text:p text:style-name="P1"><text:span text:style-name="T6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7cm" svg:y1="5cm" svg:x2="27cm" svg:y2="7.5cm">
          <text:p/>
        </draw:line>
        <draw:line draw:style-name="gr3" draw:text-style-name="P3" draw:layer="layout" svg:x1="4.5cm" svg:y1="3cm" svg:x2="6.5cm" svg:y2="3cm">
          <text:p/>
        </draw:line>
        <draw:line draw:style-name="gr3" draw:text-style-name="P3" draw:layer="layout" svg:x1="4.5cm" svg:y1="6.5cm" svg:x2="6.5cm" svg:y2="6.5cm">
          <text:p/>
        </draw:line>
        <draw:line draw:style-name="gr3" draw:text-style-name="P3" draw:layer="layout" svg:x1="16cm" svg:y1="3cm" svg:x2="14cm" svg:y2="3cm">
          <text:p/>
        </draw:line>
        <draw:line draw:style-name="gr3" draw:text-style-name="P3" draw:layer="layout" svg:x1="9.5cm" svg:y1="11cm" svg:x2="8.5cm" svg:y2="8cm">
          <text:p/>
        </draw:line>
        <draw:line draw:style-name="gr3" draw:text-style-name="P3" draw:layer="layout" svg:x1="9cm" svg:y1="13cm" svg:x2="7.5cm" svg:y2="12cm">
          <text:p/>
        </draw:line>
        <draw:line draw:style-name="gr3" draw:text-style-name="P3" draw:layer="layout" svg:x1="5cm" svg:y1="11.5cm" svg:x2="3.5cm" svg:y2="10.5cm">
          <text:p/>
        </draw:line>
        <draw:frame draw:style-name="gr4" draw:layer="layout" svg:width="6.983cm" svg:height="0.963cm" svg:x="1.017cm" svg:y="19cm">
          <draw:text-box>
            <text:p>Catz database schema</text:p>
          </draw:text-box>
        </draw:frame>
        <draw:frame draw:style-name="gr4" draw:layer="layout" svg:width="8.554cm" svg:height="0.963cm" svg:x="20.146cm" svg:y="19.037cm">
          <draw:text-box>
            <text:p>(c) Heikki Siltala 2010 - 2011</text:p>
          </draw:text-box>
        </draw:frame>
        <draw:rect draw:style-name="gr1" draw:text-style-name="P2" draw:layer="layout" svg:width="4cm" svg:height="3.5cm" svg:x="16.5cm" svg:y="10cm">
          <text:p text:style-name="P1"><text:span text:style-name="T1">MBREEDER</text:span></text:p>
          <text:p text:style-name="P1"><text:span text:style-name="T6">breeder</text:span></text:p>
          <text:p text:style-name="P1"><text:span text:style-name="T3">siteurl</text:span></text:p>
          <text:p text:style-name="P1"><text:span text:style-name="T3">country</text:span></text:p>
          <text:p text:style-name="P1"><text:span text:style-name="T3"/></text:p>
        </draw:rect>
        <draw:rect draw:style-name="gr1" draw:text-style-name="P2" draw:layer="layout" svg:width="4cm" svg:height="3.5cm" svg:x="16.5cm" svg:y="14cm">
          <text:p text:style-name="P1"><text:span text:style-name="T1">MBREED</text:span></text:p>
          <text:p text:style-name="P1"><text:span text:style-name="T6">ems3</text:span></text:p>
          <text:p text:style-name="P1"><text:span text:style-name="T3">breed_en</text:span></text:p>
          <text:p text:style-name="P1"><text:span text:style-name="T3">breed_fi</text:span></text:p>
          <text:p text:style-name="P1"><text:span text:style-name="T3"/></text:p>
        </draw:rect>
        <draw:rect draw:style-name="gr1" draw:text-style-name="P2" draw:layer="layout" svg:width="3.5cm" svg:height="3.5cm" svg:x="21cm" svg:y="10cm">
          <text:p text:style-name="P1"><text:span text:style-name="T1">MCOUNTRY</text:span></text:p>
          <text:p text:style-name="P1"><text:span text:style-name="T6">country</text:span></text:p>
          <text:p text:style-name="P1"><text:span text:style-name="T3">country_en</text:span></text:p>
          <text:p text:style-name="P1"><text:span text:style-name="T3">country_fi</text:span></text:p>
          <text:p text:style-name="P1"><text:span text:style-name="T3"/></text:p>
        </draw:rect>
        <draw:rect draw:style-name="gr1" draw:text-style-name="P2" draw:layer="layout" svg:width="3cm" svg:height="3.5cm" svg:x="25cm" svg:y="12.5cm">
          <text:p text:style-name="P1"><text:span text:style-name="T1">MTEXT</text:span></text:p>
          <text:p text:style-name="P1"><text:span text:style-name="T6">tag</text:span></text:p>
          <text:p text:style-name="P1"><text:span text:style-name="T3">text_en</text:span></text:p>
          <text:p text:style-name="P1"><text:span text:style-name="T3">text_fi</text:span></text:p>
          <text:p text:style-name="P1"><text:span text:style-name="T3"/></text:p>
        </draw:rect>
        <draw:rect draw:style-name="gr1" draw:text-style-name="P2" draw:layer="layout" svg:width="3.5cm" svg:height="4.5cm" svg:x="21cm" svg:y="14cm">
          <text:p text:style-name="P1"><text:span text:style-name="T1">MNEWS</text:span></text:p>
          <text:p text:style-name="P1"><text:span text:style-name="T6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.5cm" svg:height="3.5cm" svg:x="20cm" svg:y="1.5cm">
          <text:p text:style-name="P1"><text:span text:style-name="T1">MEXIF</text:span></text:p>
          <text:p text:style-name="P1"><text:span text:style-name="T4">album</text:span></text:p>
          <text:p text:style-name="P1"><text:span text:style-name="T7">n</text:span></text:p>
          <text:p text:style-name="P1"><text:span text:style-name="T3">key</text:span></text:p>
          <text:p text:style-name="P1"><text:span text:style-name="T3">value</text:span></text:p>
        </draw:rect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1$Win32 OpenOffice.org_project/310m11$Build-9399$CWS-l10nrel31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48"/>
  </office:meta>
</office:document-meta>
</file>